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Présentation des fonctionnalités </text:p>
      <text:p text:style-name="Standard"/>
      <text:p text:style-name="Standard"/>
      <text:p text:style-name="Standard">Tableau de suffixe </text:p>
      <text:p text:style-name="Standard"/>
      <text:p text:style-name="Standard"/>
      <text:p text:style-name="Standard">Table de hashage</text:p>
      <text:p text:style-name="Standard"/>
      <text:p text:style-name="Standard"/>
      <text:p text:style-name="Standard">Tableau de suffixe VS table de hashage</text:p>
      <text:p text:style-name="Standard"/>
      <text:p text:style-name="Standard"><text:tab/>Influence des choix </text:p>
      <text:p text:style-name="Standard"><text:tab/>k </text:p>
      <text:p text:style-name="Standard"><text:tab/>strand</text:p>
      <text:p text:style-name="Standard"><text:tab/>Captures d'écrans</text:p>
      <text:p text:style-name="Standard"/>
      <text:p text:style-name="Standard">Commentaire sur le fichier de résulta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23:22:31</meta:creation-date>
    <meta:generator>LibreOffice/3.5$Linux_X86_64 LibreOffice_project/350m1$Build-2</meta:generator>
    <dc:date>2014-12-12T23:28:49</dc:date>
    <meta:editing-duration>PT4M</meta:editing-duration>
    <meta:editing-cycles>11</meta:editing-cycles>
    <meta:document-statistic meta:table-count="0" meta:image-count="0" meta:object-count="0" meta:page-count="1" meta:paragraph-count="9" meta:word-count="29" meta:character-count="194" meta:non-whitespace-character-count="166"/>
  </office:meta>
</office:document-meta>
</file>